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DejaVu Sans" svg:font-family="'DejaVu Sans'"/>
    <style:font-face style:name="Lohit Devanagari1" svg:font-family="'Lohit Devanagari'"/>
    <style:font-face style:name="Ubuntu Mono" svg:font-family="'Ubuntu Mono'"/>
    <style:font-face style:name="Ubuntu Mono1"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75in" fo:margin-left="0.0354in" table:align="left"/>
    </style:style>
    <style:style style:name="Table1.A" style:family="table-column">
      <style:table-column-properties style:column-width="3.3125in"/>
    </style:style>
    <style:style style:name="Table1.B" style:family="table-column">
      <style:table-column-properties style:column-width="3.4375in"/>
    </style:style>
    <style:style style:name="Table1.1" style:family="table-row">
      <style:table-row-properties style:min-row-height="4.75in"/>
    </style:style>
    <style:style style:name="Table1.A1" style:family="table-cell">
      <style:table-cell-properties fo:padding="0.0382in" fo:border-left="0.05pt solid #ffffff" fo:border-right="none" fo:border-top="0.05pt solid #ffffff" fo:border-bottom="0.05pt solid #ffffff"/>
    </style:style>
    <style:style style:name="Table1.B1" style:family="table-cell">
      <style:table-cell-properties fo:padding="0.0382in" fo:border="0.05pt solid #ffffff"/>
    </style:style>
    <style:style style:name="P1" style:family="paragraph" style:parent-style-name="Standard">
      <style:text-properties officeooo:paragraph-rsid="00023dd4"/>
    </style:style>
    <style:style style:name="P2" style:family="paragraph" style:parent-style-name="Standard">
      <style:text-properties style:font-name="Ubuntu Mono1" officeooo:rsid="00023dd4" officeooo:paragraph-rsid="00023dd4"/>
    </style:style>
    <style:style style:name="P3" style:family="paragraph" style:parent-style-name="Standard">
      <style:text-properties style:font-name="Ubuntu Mono1" officeooo:rsid="00023dd4" officeooo:paragraph-rsid="000b32f8"/>
    </style:style>
    <style:style style:name="P4" style:family="paragraph" style:parent-style-name="Standard">
      <style:text-properties style:font-name="Ubuntu Mono1" officeooo:rsid="000227a8" officeooo:paragraph-rsid="000227a8"/>
    </style:style>
    <style:style style:name="P5" style:family="paragraph" style:parent-style-name="Standard">
      <style:text-properties style:font-name="Ubuntu Mono1" officeooo:rsid="00025ca6" officeooo:paragraph-rsid="0005d4b2"/>
    </style:style>
    <style:style style:name="P6" style:family="paragraph" style:parent-style-name="Standard">
      <style:text-properties style:font-name="Ubuntu Mono1" fo:font-size="10.3999996185303pt" officeooo:paragraph-rsid="0005d4b2" loext:padding="0in" loext:border="none"/>
    </style:style>
    <style:style style:name="P7" style:family="paragraph" style:parent-style-name="Standard">
      <style:text-properties style:font-name="Ubuntu Mono1" fo:font-size="10.3999996185303pt" officeooo:rsid="0006b616" officeooo:paragraph-rsid="0006b616" loext:padding="0in" loext:border="none"/>
    </style:style>
    <style:style style:name="P8" style:family="paragraph" style:parent-style-name="Standard">
      <style:text-properties style:font-name="Ubuntu Mono1" officeooo:paragraph-rsid="0005d4b2"/>
    </style:style>
    <style:style style:name="P9" style:family="paragraph" style:parent-style-name="Standard">
      <style:text-properties style:font-name="Ubuntu Mono1" officeooo:rsid="0008762d" officeooo:paragraph-rsid="0003e00e"/>
    </style:style>
    <style:style style:name="P10" style:family="paragraph" style:parent-style-name="Standard">
      <style:text-properties style:font-name="Ubuntu Mono1" officeooo:rsid="0008762d" officeooo:paragraph-rsid="0008762d"/>
    </style:style>
    <style:style style:name="P11" style:family="paragraph" style:parent-style-name="Standard">
      <style:text-properties style:font-name="Ubuntu Mono1" officeooo:rsid="0003e00e" officeooo:paragraph-rsid="0003e00e"/>
    </style:style>
    <style:style style:name="P12" style:family="paragraph" style:parent-style-name="Standard">
      <style:text-properties style:font-name="Ubuntu Mono1" officeooo:paragraph-rsid="000227a8"/>
    </style:style>
    <style:style style:name="P13" style:family="paragraph" style:parent-style-name="Standard">
      <style:text-properties style:font-name="Ubuntu Mono1" fo:font-size="14pt" fo:font-weight="bold" officeooo:rsid="00023dd4" officeooo:paragraph-rsid="00023dd4" style:font-size-asian="14pt" style:font-weight-asian="bold" style:font-size-complex="14pt" style:font-weight-complex="bold"/>
    </style:style>
    <style:style style:name="P14" style:family="paragraph" style:parent-style-name="Standard">
      <style:paragraph-properties fo:text-align="end" style:justify-single-word="false"/>
      <style:text-properties style:font-name="Ubuntu Mono1" officeooo:paragraph-rsid="0008762d"/>
    </style:style>
    <style:style style:name="P15" style:family="paragraph" style:parent-style-name="Standard">
      <style:text-properties style:font-name="Ubuntu Mono1" officeooo:rsid="000b32f8" officeooo:paragraph-rsid="000b32f8"/>
    </style:style>
    <style:style style:name="P16" style:family="paragraph" style:parent-style-name="Standard">
      <style:text-properties style:font-name="Ubuntu Mono1" fo:font-weight="bold" officeooo:rsid="00023dd4" officeooo:paragraph-rsid="00023dd4" style:font-weight-asian="bold" style:font-weight-complex="bold"/>
    </style:style>
    <style:style style:name="P17" style:family="paragraph" style:parent-style-name="Standard">
      <style:text-properties officeooo:paragraph-rsid="0008762d"/>
    </style:style>
    <style:style style:name="P18" style:family="paragraph" style:parent-style-name="Standard">
      <style:text-properties officeooo:paragraph-rsid="000b32f8"/>
    </style:style>
    <style:style style:name="P19" style:family="paragraph" style:parent-style-name="Standard">
      <style:paragraph-properties fo:margin-top="0in" fo:margin-bottom="0in" loext:contextual-spacing="false" fo:padding="0in" fo:border="none"/>
      <style:text-properties style:font-name="Ubuntu Mono1" fo:font-size="10.3999996185303pt" officeooo:paragraph-rsid="0005d4b2" loext:padding="0in" loext:border="none"/>
    </style:style>
    <style:style style:name="P20" style:family="paragraph" style:parent-style-name="Standard">
      <style:paragraph-properties fo:margin-top="0in" fo:margin-bottom="0in" loext:contextual-spacing="false" fo:padding="0in" fo:border="none"/>
      <style:text-properties style:font-name="Ubuntu Mono1" fo:font-size="10.3999996185303pt" officeooo:paragraph-rsid="0006b616" loext:padding="0in" loext:border="none"/>
    </style:style>
    <style:style style:name="P21" style:family="paragraph" style:parent-style-name="Preformatted_20_Text">
      <style:text-properties style:font-name="Ubuntu Mono1" fo:font-size="10.3999996185303pt" officeooo:paragraph-rsid="0008762d" loext:padding="0in" loext:border="none"/>
    </style:style>
    <style:style style:name="P22" style:family="paragraph" style:parent-style-name="Preformatted_20_Text">
      <style:paragraph-properties fo:margin-top="0in" fo:margin-bottom="0in" loext:contextual-spacing="false" fo:padding="0in" fo:border="none"/>
      <style:text-properties style:font-name="Ubuntu Mono1" fo:font-size="10.3999996185303pt" loext:padding="0in" loext:border="none"/>
    </style:style>
    <style:style style:name="P23" style:family="paragraph" style:parent-style-name="Preformatted_20_Text">
      <style:paragraph-properties fo:margin-top="0in" fo:margin-bottom="0in" loext:contextual-spacing="false" fo:padding="0in" fo:border="none"/>
      <style:text-properties style:font-name="Ubuntu Mono1" fo:font-size="10.3999996185303pt" officeooo:paragraph-rsid="0005d4b2" loext:padding="0in" loext:border="none"/>
    </style:style>
    <style:style style:name="P24" style:family="paragraph" style:parent-style-name="Preformatted_20_Text">
      <style:paragraph-properties fo:margin-top="0in" fo:margin-bottom="0in" loext:contextual-spacing="false" fo:padding="0in" fo:border="none"/>
      <style:text-properties style:font-name="Ubuntu Mono1" fo:font-size="10.3999996185303pt" officeooo:paragraph-rsid="0006b616" loext:padding="0in" loext:border="none"/>
    </style:style>
    <style:style style:name="P25" style:family="paragraph" style:parent-style-name="Preformatted_20_Text">
      <style:paragraph-properties fo:margin-top="0in" fo:margin-bottom="0in" loext:contextual-spacing="false" fo:padding="0in" fo:border="none"/>
      <style:text-properties style:font-name="Ubuntu Mono1" fo:font-size="10.3999996185303pt" officeooo:paragraph-rsid="000b32f8" loext:padding="0in" loext:border="none"/>
    </style:style>
    <style:style style:name="T1" style:family="text">
      <style:text-properties fo:font-variant="normal" fo:text-transform="none" fo:color="#000000" style:font-name="Ubuntu Mono1" fo:font-size="12pt" fo:letter-spacing="normal" fo:font-style="normal" fo:font-weight="normal" style:font-size-asian="12pt" style:font-size-complex="12pt"/>
    </style:style>
    <style:style style:name="T2" style:family="text">
      <style:text-properties fo:font-variant="normal" fo:text-transform="none" fo:color="#000000" style:font-name="Ubuntu Mono1" fo:font-size="12pt" fo:letter-spacing="normal" fo:font-style="normal" fo:font-weight="normal" officeooo:rsid="0008762d" style:font-size-asian="12pt" style:font-size-complex="12pt"/>
    </style:style>
    <style:style style:name="T3" style:family="text">
      <style:text-properties fo:font-variant="normal" fo:text-transform="none" fo:color="#000000" style:font-name="Ubuntu Mono1" fo:font-size="12pt" fo:letter-spacing="normal" fo:font-style="normal" fo:font-weight="normal" officeooo:rsid="0009a057" style:font-size-asian="12pt" style:font-size-complex="12pt"/>
    </style:style>
    <style:style style:name="T4" style:family="text">
      <style:text-properties fo:font-variant="normal" fo:text-transform="none" fo:color="#000000" style:font-name="Ubuntu Mono1" fo:font-size="12pt" fo:letter-spacing="normal" fo:font-style="normal" fo:font-weight="normal" officeooo:rsid="000b32f8" style:font-size-asian="12pt" style:font-size-complex="12pt"/>
    </style:style>
    <style:style style:name="T5" style:family="text">
      <style:text-properties fo:font-size="10.3999996185303pt" officeooo:rsid="00072c62" loext:padding="0in" loext:border="none"/>
    </style:style>
    <style:style style:name="T6" style:family="text">
      <style:text-properties fo:font-size="10.3999996185303pt" loext:padding="0in" loext:border="none"/>
    </style:style>
    <style:style style:name="T7" style:family="text">
      <style:text-properties officeooo:rsid="00072c62"/>
    </style:style>
    <style:style style:name="T8" style:family="text">
      <style:text-properties officeooo:rsid="00079e21"/>
    </style:style>
    <style:style style:name="T9" style:family="text">
      <style:text-properties officeooo:rsid="0008762d"/>
    </style:style>
    <style:style style:name="T10" style:family="text">
      <style:text-properties style:font-name="Ubuntu Mono1" officeooo:rsid="00023dd4"/>
    </style:style>
    <style:style style:name="T11" style:family="text">
      <style:text-properties style:font-name="Ubuntu Mono1" style:text-underline-style="solid" style:text-underline-width="auto" style:text-underline-color="font-color"/>
    </style:style>
    <style:style style:name="T12" style:family="text">
      <style:text-properties style:font-name="Ubuntu Mono1" style:text-underline-style="solid" style:text-underline-width="auto" style:text-underline-color="font-color" officeooo:rsid="00023dd4"/>
    </style:style>
    <style:style style:name="T13" style:family="text">
      <style:text-properties style:font-name="Ubuntu Mono1" fo:font-size="12pt" officeooo:rsid="00023dd4" style:font-size-asian="12pt" style:font-size-complex="12pt"/>
    </style:style>
    <style:style style:name="T14" style:family="text">
      <style:text-properties officeooo:rsid="000b32f8"/>
    </style:style>
    <style:style style:name="T15" style:family="text">
      <style:text-properties fo:color="#000000" style:font-name="Ubuntu Mono1" fo:font-size="12pt" officeooo:rsid="000b32f8" style:font-size-asian="12pt" style:font-size-complex="12pt"/>
    </style:style>
    <style:style style:name="T16" style:family="text">
      <style:text-properties fo:color="#000000" style:font-name="Ubuntu Mono1" fo:font-size="12pt" officeooo:rsid="00023dd4" style:font-size-asian="12pt" style:font-size-complex="12pt"/>
    </style:style>
    <style:style style:name="T17" style:family="text">
      <style:text-properties officeooo:rsid="000d05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de book <text:span text:style-name="T14">for Cousera Getting and Cleaning Data final assignment</text:span></text:p>
      <text:p text:style-name="P17"><text:span text:style-name="T13"/></text:p>
      <text:p text:style-name="P18"><text:span text:style-name="T15">This data was sourced from</text:span><text:span text:style-name="T16"> </text:span><text:a xlink:type="simple" xlink:href="https://d396qusza40orc.cloudfront.net/getdata%2Fprojectfiles%2FUCI%20HAR%20Dataset.zip" text:style-name="Internet_20_link" text:visited-style-name="Visited_20_Internet_20_Link">https://d396qusza40orc.cloudfront.net/getdata%2Fprojectfiles%2FUCI%20HAR%20Dataset.zip</text:a><text:span text:style-name="T16">. It is from </text:span><text:span text:style-name="T15">r</text:span><text:span text:style-name="T16">esearch done by by </text:span><text:span text:style-name="T1">Da-Vide Anguita, Alessandro Ghio, Luca Oneto, Xa-Vier Parra and Jorge L. Reyes-Ortiz, </text:span><text:span text:style-name="T2">published as A Public Domain Dataset for Human Acti-Vity Recognition Using Smartphones. </text:span></text:p>
      <text:p text:style-name="P18"><text:span text:style-name="T3"/></text:p>
      <text:p text:style-name="P18"><text:span text:style-name="T3">Sou</text:span><text:span text:style-name="T4">r</text:span><text:span text:style-name="T3">ce: http://archi-Ve.ics.uci.edu/ml/datasets/Human+Acti-Vity+Recognition+Using+Smartphones#</text:span><text:span text:style-name="T10"><text:line-break/></text:span></text:p>
      <text:p text:style-name="P1"><text:span text:style-name="T10">Units: Older -Versions of the the acceleometers measurements use </text:span><text:span text:style-name="Emphasis"><text:span text:style-name="Strong_20_Emphasis"><text:span text:style-name="T11">standard gra-Vity units 'g', </text:span></text:span></text:span><text:span text:style-name="Strong_20_Emphasis"><text:span text:style-name="T12">While the gyroscope measurements use r</text:span></text:span><text:span text:style-name="Strong_20_Emphasis"><text:span text:style-name="Emphasis"><text:span text:style-name="T12">adians/second.</text:span></text:span></text:span></text:p>
      <text:p text:style-name="P4"/>
      <text:p text:style-name="P16">Variables:</text:p>
      <text:p text:style-name="P2"/>
      <text:p text:style-name="P2">- Subject: <text:span text:style-name="T17">Intege</text:span> identifier of indi-Vidual subject participating in the experimen<text:span text:style-name="T9">t 1-10</text:span></text:p>
      <text:p text:style-name="P3"/>
      <text:p text:style-name="P3">-Acti<text:span text:style-name="T17">v</text:span>ities: </text:p>
      <text:p text:style-name="P21">-V1 <text:s text:c="16"/>-V2</text:p>
      <text:p text:style-name="P22"><text:s text:c="2"/>1 <text:s text:c="11"/>WALKING</text:p>
      <text:p text:style-name="P22"><text:s text:c="2"/>2 <text:s text:c="2"/>WALKING_UPSTAIRS</text:p>
      <text:p text:style-name="P22"><text:s text:c="2"/>3 WALKING_DOWNSTAIRS</text:p>
      <text:p text:style-name="P22"><text:s text:c="2"/>4 <text:s text:c="11"/>SITTING</text:p>
      <text:p text:style-name="P22"><text:s text:c="2"/>5 <text:s text:c="10"/>STANDING</text:p>
      <text:p text:style-name="P22"><text:s text:c="2"/>6 <text:s text:c="12"/>LAYING</text:p>
      <text:p text:style-name="P14"/>
      <text:p text:style-name="P5">Processed <text:span text:style-name="T14">measurements (numeric values)</text:span>: </text:p>
      <text:p text:style-name="P6"/>
      <text:p text:style-name="P7">Mean<text:tab/><text:tab/><text:tab/><text:tab/><text:tab/><text:tab/> <text:s text:c="5"/>Standad de-Viaion:</text:p>
      <table:table table:name="Table1" table:style-name="Table1">
        <table:table-column table:style-name="Table1.A"/>
        <table:table-column table:style-name="Table1.B"/>
        <table:table-row table:style-name="Table1.1">
          <table:table-cell table:style-name="Table1.A1" office:value-type="string">
            <text:p text:style-name="P8"><text:span text:style-name="T5">-V1 </text:span><text:span text:style-name="T6">tBodyAcc-mean-X</text:span></text:p>
            <text:p text:style-name="P8"><text:span text:style-name="T5">-V2 </text:span><text:span text:style-name="T6">tBodyAcc-mean-Y</text:span></text:p>
            <text:p text:style-name="P8"><text:span text:style-name="T5">-V3 </text:span><text:span text:style-name="T6">tBodyAcc-mean-Z</text:span></text:p>
            <text:p text:style-name="P6"/>
            <text:p text:style-name="P8"><text:span text:style-name="T5">-V41 </text:span><text:span text:style-name="T6">tGra-VityAcc-mean-X</text:span></text:p>
            <text:p text:style-name="P8"><text:span text:style-name="T5">-V42 </text:span><text:span text:style-name="T6">tGra-VityAcc-mean-Y</text:span></text:p>
            <text:p text:style-name="P8"><text:span text:style-name="T5">-V43 </text:span><text:span text:style-name="T6">tGra-VityAcc-mean-Z</text:span></text:p>
            <text:p text:style-name="P6"/>
            <text:p text:style-name="P8"><text:span text:style-name="T5">-V81 </text:span><text:span text:style-name="T6">tBodyAccJerk-mean-X <text:s text:c="10"/></text:span></text:p>
            <text:p text:style-name="P8"><text:span text:style-name="T5">-V82 </text:span><text:span text:style-name="T6">tBodyAccJerk-mean-Y <text:s text:c="9"/></text:span></text:p>
            <text:p text:style-name="P23"><text:span text:style-name="T7">-V83 </text:span>tBodyAccJerk-mean-Z </text:p>
            <text:p text:style-name="P23"/>
            <text:p text:style-name="P23"><text:span text:style-name="T7">-V121 </text:span>tBodyGyro-mean-X </text:p>
            <text:p text:style-name="P23"><text:span text:style-name="T7">-V122 </text:span>tBodyGyro-mean-Y </text:p>
            <text:p text:style-name="P23"><text:span text:style-name="T7">-V123 </text:span>tBodyGyro-mean-Z</text:p>
            <text:p text:style-name="P23"/>
            <text:p text:style-name="P19"><text:span text:style-name="T8">-V161 </text:span>tBodyGyroJerk-mean-X <text:s text:c="9"/></text:p>
            <text:p text:style-name="P19"><text:span text:style-name="T8">-V162 </text:span>tBodyGyroJerk-mean-Y <text:s text:c="8"/></text:p>
            <text:p text:style-name="P23"><text:span text:style-name="T8">-V163 </text:span>tBodyGyroJerk-mean-Z</text:p>
            <text:p text:style-name="P23"/>
            <text:p text:style-name="P23"><text:span text:style-name="T8">-V281 </text:span>tBodyAccMag-mean </text:p>
            <text:p text:style-name="P23"/>
            <text:p text:style-name="P24"><text:span text:style-name="T8">-V214 </text:span>tGra-VityAccMag-mean <text:s text:c="2"/></text:p>
            <text:p text:style-name="P24"><text:s/></text:p>
            <text:p text:style-name="P24"><text:span text:style-name="T8">-V227 </text:span>tBodyAccJerkMag-mean <text:s/></text:p>
            <text:p text:style-name="P24"><text:s text:c="4"/></text:p>
            <text:p text:style-name="P24"><text:span text:style-name="T8">-V240 </text:span>tBodyGyroMag-mean <text:s text:c="2"/></text:p>
            <text:p text:style-name="P24"/>
            <text:p text:style-name="P24"><text:span text:style-name="T8">-V253 </text:span>tBodyGyroJerkMag-mean <text:s/></text:p>
            <text:p text:style-name="P24"/>
            <text:p text:style-name="P20"><text:span text:style-name="T8">-V266 </text:span>fBodyAcc-mean-X <text:s text:c="14"/></text:p>
            <text:p text:style-name="P20"><text:span text:style-name="T8">-V268 </text:span>fBodyAcc-mean-Y <text:s text:c="13"/></text:p>
            <text:p text:style-name="P24"><text:span text:style-name="T8">-V270 </text:span>fBodyAcc-mean-Z </text:p>
            <text:p text:style-name="P24"/>
            <text:p text:style-name="P24"><text:soft-page-break/><text:span text:style-name="T8">-V294 </text:span>fBodyAcc-meanFreq-X <text:s text:c="10"/></text:p>
            <text:p text:style-name="P24"><text:span text:style-name="T8">-V295 </text:span>fBodyAcc-meanFreq-Y <text:s text:c="10"/></text:p>
            <text:p text:style-name="P24"><text:span text:style-name="T8">-V296 </text:span>fBodyAcc-meanFreq-Z <text:s/></text:p>
            <text:p text:style-name="P24"/>
            <text:p text:style-name="P20"><text:span text:style-name="T8">-V345 </text:span>fBodyAccJerk-mean-X <text:s text:c="9"/></text:p>
            <text:p text:style-name="P24"><text:span text:style-name="T8">-V346 </text:span>fBodyAccJerk-mean-Y </text:p>
            <text:p text:style-name="P24"><text:span text:style-name="T8">-V347 </text:span>fBodyAccJerk-mean-Z</text:p>
            <text:p text:style-name="P24"/>
            <text:p text:style-name="P24"><text:span text:style-name="T8">-V373 </text:span>fBodyAccJerk-meanFreq-X </text:p>
            <text:p text:style-name="P24"><text:span text:style-name="T8">-V374 </text:span>fBodyAccJerk-meanFreq-Y </text:p>
            <text:p text:style-name="P24"><text:span text:style-name="T8">-V375 </text:span>fBodyAccJerk-meanFreq-Z </text:p>
            <text:p text:style-name="P24"/>
            <text:p text:style-name="P24"/>
            <text:p text:style-name="P24"><text:span text:style-name="T8">-V424 </text:span>fBodyGyro-mean-X <text:s text:c="13"/></text:p>
            <text:p text:style-name="P24"><text:span text:style-name="T8">-V425 </text:span>fBodyGyro-mean-Y <text:s text:c="13"/></text:p>
            <text:p text:style-name="P24"><text:span text:style-name="T8">-V426 </text:span>fBodyGyro-mean-Z <text:s text:c="3"/></text:p>
            <text:p text:style-name="P24"/>
            <text:p text:style-name="P20"><text:span text:style-name="T8">-V452 </text:span>fBodyGyro-meanFreq-X <text:s text:c="9"/></text:p>
            <text:p text:style-name="P20"><text:span text:style-name="T8">-V453 </text:span>fBodyGyro-meanFreq-Y <text:s text:c="8"/></text:p>
            <text:p text:style-name="P24"><text:span text:style-name="T8">-V454 </text:span>fBodyGyro-meanFreq-Z </text:p>
            <text:p text:style-name="P24"/>
            <text:p text:style-name="P24">-<text:span text:style-name="T14">V503 </text:span>fBodyAccMag-mean </text:p>
            <text:p text:style-name="P24">-<text:span text:style-name="T14">V504 </text:span>fBodyAccMag-meanFreq </text:p>
            <text:p text:style-name="P24"/>
            <text:p text:style-name="P24">-<text:span text:style-name="T14">V516 </text:span>fBodyBodyAccJerkMag-mean </text:p>
            <text:p text:style-name="P24">-<text:span text:style-name="T14">V517 </text:span>fBodyBodyAccJerkMag-meanFreq</text:p>
            <text:p text:style-name="P24"><text:s/></text:p>
            <text:p text:style-name="P24">-<text:span text:style-name="T14">V529 </text:span>fBodyBodyGyroMag-mean <text:s text:c="2"/></text:p>
            <text:p text:style-name="P24">-<text:span text:style-name="T14">V530 </text:span>fBodyBodyGyroMag-meanFreq</text:p>
            <text:p text:style-name="P24"/>
            <text:p text:style-name="P24">-<text:span text:style-name="T14">V542 </text:span>fBodyBodyGyroJerkMag-mean <text:s text:c="2"/></text:p>
            <text:p text:style-name="P24">-<text:span text:style-name="T14">V543 </text:span>fBodyBodyGyroJerkMag-meanFreq <text:s text:c="2"/></text:p>
          </table:table-cell>
          <table:table-cell table:style-name="Table1.B1" office:value-type="string">
            <text:p text:style-name="P8"><text:span text:style-name="T5">-V4 </text:span><text:span text:style-name="T6">tBodyAcc-std-X</text:span></text:p>
            <text:p text:style-name="P8"><text:span text:style-name="T5">-V5 </text:span><text:span text:style-name="T6">tBodyAcc-std-Y</text:span></text:p>
            <text:p text:style-name="P8"><text:span text:style-name="T5">-V6 </text:span><text:span text:style-name="T6">tBodyAcc-std-Z</text:span></text:p>
            <text:p text:style-name="P6"/>
            <text:p text:style-name="P8"><text:span text:style-name="T5">-V44 </text:span><text:span text:style-name="T6">tGra-VityAcc-std-X</text:span></text:p>
            <text:p text:style-name="P8"><text:span text:style-name="T5">-V45 </text:span><text:span text:style-name="T6">tGra-VityAcc-std-Y <text:s text:c="12"/></text:span></text:p>
            <text:p text:style-name="P8"><text:span text:style-name="T5">-V45 </text:span><text:span text:style-name="T6">tGra-VityAcc-std-Z</text:span></text:p>
            <text:p text:style-name="P6"/>
            <text:p text:style-name="P8"><text:span text:style-name="T5">-V84 </text:span><text:span text:style-name="T6">tBodyAccJerk-std-X <text:s text:c="10"/></text:span></text:p>
            <text:p text:style-name="P8"><text:span text:style-name="T5">-V85 </text:span><text:span text:style-name="T6">tBodyAccJerk-std-Y </text:span></text:p>
            <text:p text:style-name="P8"><text:span text:style-name="T5">-V86 </text:span><text:span text:style-name="T6">tBodyAccJerk-std-Z </text:span></text:p>
            <text:p text:style-name="P6"/>
            <text:p text:style-name="P19"><text:span text:style-name="T7">-V124 </text:span>tBodyGyro-std-X </text:p>
            <text:p text:style-name="P23"><text:span text:style-name="T7">-V125 </text:span>tBodyGyro-std-Y <text:s/></text:p>
            <text:p text:style-name="P23"><text:span text:style-name="T7">-V126 </text:span>tBodyGyro-std-Z</text:p>
            <text:p text:style-name="P23"/>
            <text:p text:style-name="P23"><text:span text:style-name="T8">-V164 </text:span>tBodyGyroJerk-std-X <text:s text:c="10"/></text:p>
            <text:p text:style-name="P23"><text:span text:style-name="T8">-V165 </text:span>tBodyGyroJerk-std-Y <text:s text:c="10"/></text:p>
            <text:p text:style-name="P23"><text:span text:style-name="T8">-V165 </text:span>tBodyGyroJerk-std-Z</text:p>
            <text:p text:style-name="P23"/>
            <text:p text:style-name="P23"><text:span text:style-name="T8">-V202 </text:span>tBodyAccMag-std <text:s text:c="3"/></text:p>
            <text:p text:style-name="P23"/>
            <text:p text:style-name="P24"><text:span text:style-name="T8">-V215</text:span> tGra-VityAccMag-std</text:p>
            <text:p text:style-name="P24"><text:s text:c="3"/></text:p>
            <text:p text:style-name="P24"><text:span text:style-name="T8">-V228 </text:span>tBodyAccJerkMag-std </text:p>
            <text:p text:style-name="P24"><text:s/></text:p>
            <text:p text:style-name="P24"><text:span text:style-name="T8">-V241 </text:span>tBodyGyroMag-std <text:s text:c="4"/></text:p>
            <text:p text:style-name="P24"><text:s text:c="3"/></text:p>
            <text:p text:style-name="P24"><text:span text:style-name="T8">-V254 </text:span>tBodyGyroJerkMag-std <text:s text:c="4"/></text:p>
            <text:p text:style-name="P24"/>
            <text:p text:style-name="P24"><text:span text:style-name="T8">-V267 </text:span>fBodyAcc-std-X <text:s text:c="15"/></text:p>
            <text:p text:style-name="P24"><text:span text:style-name="T8">-V269 </text:span>fBodyAcc-std-Y <text:s text:c="15"/></text:p>
            <text:p text:style-name="P24"><text:span text:style-name="T8">-V271 </text:span>fBodyAcc-std-Z</text:p>
            <text:p text:style-name="P24"/>
            <text:p text:style-name="P24"><text:soft-page-break/></text:p>
            <text:p text:style-name="P24"/>
            <text:p text:style-name="P24"/>
            <text:p text:style-name="P24"/>
            <text:p text:style-name="P20"><text:span text:style-name="T8">-V348 </text:span>fBodyAccJerk-std-X <text:s text:c="11"/></text:p>
            <text:p text:style-name="P20"><text:span text:style-name="T8">-V349 </text:span>fBodyAccJerk-std-Y <text:s text:c="10"/></text:p>
            <text:p text:style-name="P24"><text:span text:style-name="T8">-V350 </text:span>fBodyAccJerk-std-Z <text:s/></text:p>
            <text:p text:style-name="P24"/>
            <text:p text:style-name="P24"/>
            <text:p text:style-name="P24"/>
            <text:p text:style-name="P24"/>
            <text:p text:style-name="P24"/>
            <text:p text:style-name="P24"/>
            <text:p text:style-name="P20"><text:span text:style-name="T8">-V427 </text:span>fBodyGyro-std-X <text:s text:c="13"/></text:p>
            <text:p text:style-name="P24"><text:span text:style-name="T8">-V428 </text:span>fBodyGyro-std-Y <text:s text:c="14"/></text:p>
            <text:p text:style-name="P24"><text:span text:style-name="T8">-V429 </text:span>fBodyGyro-std-Z </text:p>
            <text:p text:style-name="P24"/>
            <text:p text:style-name="P24"/>
            <text:p text:style-name="P24"/>
            <text:p text:style-name="P24"/>
            <text:p text:style-name="P24"/>
            <text:p text:style-name="P24">-<text:span text:style-name="T14">V513 </text:span>fBodyAccMag-std <text:s text:c="3"/></text:p>
            <text:p text:style-name="P24"/>
            <text:p text:style-name="P24"/>
            <text:p text:style-name="P25">-<text:span text:style-name="T14">V526 </text:span>fBodyBodyAccJerkMag-std <text:s/></text:p>
            <text:p text:style-name="P24"/>
            <text:p text:style-name="P24"/>
            <text:p text:style-name="P25">-<text:span text:style-name="T14">V539 </text:span>fBodyBodyGyroMag-std <text:s text:c="2"/></text:p>
            <text:p text:style-name="P24"/>
            <text:p text:style-name="P24"/>
            <text:p text:style-name="P24">-<text:span text:style-name="T14">552 </text:span>fBodyBodyGyroJerkMag-std </text:p>
          </table:table-cell>
        </table:table-row>
      </table:table>
      <text:p text:style-name="P6"/>
      <text:p text:style-name="P9"/>
      <text:p text:style-name="P9"/>
      <text:p text:style-name="P9">F in the beginning means <text:span text:style-name="T14">a</text:span> frequency domain signal, t means I is a time domain signal.</text:p>
      <text:p text:style-name="P11">Acc – accelero<text:span text:style-name="T14">meter</text:span></text:p>
      <text:p text:style-name="P11">Gyro – gyroscope</text:p>
      <text:p text:style-name="P11">X, Y, Z <text:span text:style-name="T14">direction of measurement</text:span></text:p>
      <text:p text:style-name="P11"/>
      <text:p text:style-name="P10">Missing information:</text:p>
      <text:p text:style-name="P15">I have no been able to find explanations for all the parts. The Coursera forums have discussions that suggest that the content has changed over time, and for example the units of measurement were found only there, not the readme.</text:p>
      <text:p text:style-name="P2"/>
      <text:p text:style-name="P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DejaVu Sans" svg:font-family="'DejaVu Sans'"/>
    <style:font-face style:name="Lohit Devanagari1" svg:font-family="'Lohit Devanagari'"/>
    <style:font-face style:name="Ubuntu Mono" svg:font-family="'Ubuntu Mono'"/>
    <style:font-face style:name="Ubuntu Mono1"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00:34:02.506602907</meta:creation-date>
    <meta:editing-duration>PT1M48S</meta:editing-duration>
    <meta:editing-cycles>3</meta:editing-cycles>
    <meta:generator>LibreOffice/6.0.3.2$Linux_X86_64 LibreOffice_project/00m0$Build-2</meta:generator>
    <dc:date>2018-08-27T00:47:17.568056716</dc:date>
    <meta:document-statistic meta:table-count="1" meta:image-count="0" meta:object-count="0" meta:page-count="2" meta:paragraph-count="107" meta:word-count="330" meta:character-count="3628" meta:non-whitespace-character-count="2946"/>
  </office:meta>
</office:document-meta>
</file>